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730" officeooo:paragraph-rsid="001a9730"/>
    </style:style>
    <style:style style:name="P2" style:family="paragraph" style:parent-style-name="Standard">
      <style:text-properties officeooo:paragraph-rsid="001a9730"/>
    </style:style>
    <style:style style:name="P3" style:family="paragraph" style:parent-style-name="Standard">
      <style:text-properties officeooo:rsid="001b71b4" officeooo:paragraph-rsid="001b71b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b71b4" officeooo:paragraph-rsid="001b71b4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b71b4"/>
    </style:style>
    <style:style style:name="P6" style:family="paragraph" style:parent-style-name="Standard">
      <style:text-properties officeooo:rsid="001b71b4" officeooo:paragraph-rsid="001e4fe8" loext:padding="0cm" loext:border="none"/>
    </style:style>
    <style:style style:name="P7" style:family="paragraph" style:parent-style-name="Standard">
      <style:text-properties officeooo:paragraph-rsid="001b71b4"/>
    </style:style>
    <style:style style:name="P8" style:family="paragraph" style:parent-style-name="Standard">
      <style:text-properties fo:font-weight="bold" officeooo:rsid="001a9730" officeooo:paragraph-rsid="001a9730" style:font-weight-asian="bold" style:font-weight-complex="bold"/>
    </style:style>
    <style:style style:name="P9" style:family="paragraph" style:parent-style-name="Standard">
      <style:text-properties officeooo:rsid="001fb545" officeooo:paragraph-rsid="001fb545"/>
    </style:style>
    <style:style style:name="P10" style:family="paragraph" style:parent-style-name="Standard">
      <style:text-properties officeooo:paragraph-rsid="001fb545"/>
    </style:style>
    <style:style style:name="P11" style:family="paragraph" style:parent-style-name="Standard">
      <style:text-properties officeooo:paragraph-rsid="001fb545" loext:padding="0cm" loext:border="none"/>
    </style:style>
    <style:style style:name="P12" style:family="paragraph" style:parent-style-name="Standard">
      <style:text-properties officeooo:rsid="0023b69a" officeooo:paragraph-rsid="0023b69a" loext:padding="0cm" loext:border="none"/>
    </style:style>
    <style:style style:name="P13" style:family="paragraph" style:parent-style-name="Standard">
      <style:text-properties officeooo:rsid="0023b69a" officeooo:paragraph-rsid="00275a76" loext:padding="0cm" loext:border="none"/>
    </style:style>
    <style:style style:name="P14" style:family="paragraph" style:parent-style-name="Standard">
      <style:text-properties officeooo:rsid="0024fe64" officeooo:paragraph-rsid="0024fe64" loext:padding="0cm" loext:border="none"/>
    </style:style>
    <style:style style:name="P15" style:family="paragraph" style:parent-style-name="Standard">
      <style:text-properties fo:font-size="14pt" fo:font-weight="bold" officeooo:rsid="0023b69a" officeooo:paragraph-rsid="0023b69a" style:font-size-asian="14pt" style:font-weight-asian="bold" style:font-size-complex="14pt" style:font-weight-complex="bold" loext:padding="0cm" loext:border="none"/>
    </style:style>
    <style:style style:name="P16" style:family="paragraph" style:parent-style-name="Standard">
      <style:text-properties fo:font-size="14pt" fo:font-weight="bold" officeooo:rsid="0023b69a" officeooo:paragraph-rsid="0024fe64" style:font-size-asian="14pt" style:font-weight-asian="bold" style:font-size-complex="14pt" style:font-weight-complex="bold" loext:padding="0cm" loext:border="none"/>
    </style:style>
    <style:style style:name="P17" style:family="paragraph" style:parent-style-name="Standard">
      <style:text-properties fo:font-size="14pt" fo:font-weight="bold" officeooo:rsid="0023b69a" officeooo:paragraph-rsid="001b71b4" style:font-size-asian="14pt" style:font-weight-asian="bold" style:font-size-complex="14pt" style:font-weight-complex="bold" loext:padding="0cm" loext:border="none"/>
    </style:style>
    <style:style style:name="P18" style:family="paragraph" style:parent-style-name="Standard">
      <style:text-properties fo:font-size="14pt" fo:font-weight="bold" officeooo:rsid="0023b69a" officeooo:paragraph-rsid="00275a76" style:font-size-asian="14pt" style:font-weight-asian="bold" style:font-size-complex="14pt" style:font-weight-complex="bold" loext:padding="0cm" loext:border="none"/>
    </style:style>
    <style:style style:name="P19" style:family="paragraph" style:parent-style-name="Standard">
      <style:text-properties fo:font-size="14pt" fo:font-weight="bold" officeooo:rsid="00275a76" officeooo:paragraph-rsid="00275a76" style:font-size-asian="14pt" style:font-weight-asian="bold" style:font-size-complex="14pt" style:font-weight-complex="bold" loext:padding="0cm" loext:border="none"/>
    </style:style>
    <style:style style:name="P20" style:family="paragraph" style:parent-style-name="Standard">
      <style:text-properties fo:font-size="14pt" fo:font-weight="bold" officeooo:rsid="002783cd" officeooo:paragraph-rsid="002783cd" style:font-size-asian="14pt" style:font-weight-asian="bold" style:font-size-complex="14pt" style:font-weight-complex="bold" loext:padding="0cm" loext:border="none"/>
    </style:style>
    <style:style style:name="P21" style:family="paragraph" style:parent-style-name="Standard">
      <style:text-properties fo:font-size="20pt" officeooo:rsid="0024fe64" officeooo:paragraph-rsid="0024fe64" style:font-size-asian="17.5pt" style:font-size-complex="20pt"/>
    </style:style>
    <style:style style:name="P22" style:family="paragraph" style:parent-style-name="Standard">
      <style:text-properties fo:font-size="20pt" officeooo:rsid="00265ca2" officeooo:paragraph-rsid="00265ca2" style:font-size-asian="17.5pt" style:font-size-complex="20pt"/>
    </style:style>
    <style:style style:name="P23" style:family="paragraph" style:parent-style-name="Standard">
      <style:text-properties fo:font-size="20pt" fo:font-weight="bold" officeooo:rsid="00265ca2" officeooo:paragraph-rsid="00265ca2" style:font-size-asian="17.5pt" style:font-weight-asian="bold" style:font-size-complex="20pt" style:font-weight-complex="bold"/>
    </style:style>
    <style:style style:name="P24" style:family="paragraph" style:parent-style-name="Standard">
      <style:text-properties officeooo:paragraph-rsid="00265ca2"/>
    </style:style>
    <style:style style:name="P25" style:family="paragraph" style:parent-style-name="Standard">
      <style:text-properties officeooo:rsid="00275a76" officeooo:paragraph-rsid="00275a76" loext:padding="0cm" loext:border="none"/>
    </style:style>
    <style:style style:name="P26" style:family="paragraph" style:parent-style-name="Standard">
      <style:text-properties officeooo:rsid="00265ca2" officeooo:paragraph-rsid="00275a76" loext:padding="0cm" loext:border="none"/>
    </style:style>
    <style:style style:name="P27" style:family="paragraph" style:parent-style-name="Standard">
      <style:text-properties officeooo:rsid="00265ca2" officeooo:paragraph-rsid="00265ca2" loext:padding="0cm" loext:border="none"/>
    </style:style>
    <style:style style:name="P28" style:family="paragraph" style:parent-style-name="Standard">
      <style:text-properties officeooo:rsid="002783cd" officeooo:paragraph-rsid="002783cd" loext:padding="0cm" loext:border="none"/>
    </style:style>
    <style:style style:name="P29" style:family="paragraph" style:parent-style-name="Standard">
      <style:text-properties fo:font-size="12pt" officeooo:rsid="0028e023" officeooo:paragraph-rsid="0028e023" style:font-size-asian="10.5pt" style:font-size-complex="12pt"/>
    </style:style>
    <style:style style:name="P30" style:family="paragraph" style:parent-style-name="Standard">
      <style:text-properties fo:font-size="12pt" officeooo:rsid="0029937e" officeooo:paragraph-rsid="0029937e" style:font-size-asian="10.5pt" style:font-size-complex="12pt"/>
    </style:style>
    <style:style style:name="P31" style:family="paragraph" style:parent-style-name="Standard">
      <style:text-properties officeooo:rsid="001b71b4" officeooo:paragraph-rsid="0029937e" loext:padding="0cm" loext:border="none"/>
    </style:style>
    <style:style style:name="T1" style:family="text">
      <style:text-properties officeooo:rsid="001a9730"/>
    </style:style>
    <style:style style:name="T2" style:family="text">
      <style:text-properties loext:padding="0cm" loext:border="none"/>
    </style:style>
    <style:style style:name="T3" style:family="text">
      <style:text-properties officeooo:rsid="001b71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9730" style:font-weight-asian="bold" style:font-weight-complex="bold"/>
    </style:style>
    <style:style style:name="T6" style:family="text">
      <style:text-properties fo:font-weight="bold" officeooo:rsid="001b71b4" style:font-weight-asian="bold" style:font-weight-complex="bold"/>
    </style:style>
    <style:style style:name="T7" style:family="text">
      <style:text-properties officeooo:rsid="001fb545"/>
    </style:style>
    <style:style style:name="T8" style:family="text">
      <style:text-properties officeooo:rsid="0024fe64"/>
    </style:style>
    <style:style style:name="T9" style:family="text">
      <style:text-properties officeooo:rsid="00265ca2" loext:padding="0cm" loext:border="none"/>
    </style:style>
    <style:style style:name="T10" style:family="text">
      <style:text-properties fo:font-size="14pt" fo:font-weight="bold" officeooo:rsid="0023b69a" style:font-size-asian="14pt" style:font-weight-asian="bold" style:font-size-complex="14pt" style:font-weight-complex="bold" loext:padding="0cm" loext:border="none"/>
    </style:style>
    <style:style style:name="T11" style:family="text">
      <style:text-properties officeooo:rsid="00275a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eparo la compu con los programas </text:p>
      <text:p text:style-name="P1"/>
      <text:p text:style-name="P1">1-visual studio code <text:span text:style-name="T7">plugins instalados [</text:span></text:p>
      <text:p text:style-name="P9">-Angular Essentials (Version 16) John Papa</text:p>
      <text:p text:style-name="P9">-Angular Language Service v17.2.2 Angular.io</text:p>
      <text:p text:style-name="P10"><text:span text:style-name="T7">-</text:span>Angular Snippets (Version 16)<text:span text:style-name="Source_20_Text"><text:span text:style-name="T2">v16.0.1 </text:span></text:span><text:span text:style-name="T2">johnpapa.net</text:span></text:p>
      <text:p text:style-name="P10"><text:span text:style-name="T7">-</text:span>Dev Containers<text:span text:style-name="Source_20_Text"><text:span text:style-name="T2">v0.338.1 </text:span></text:span><text:span text:style-name="T2">Microsoft microsoft.com</text:span></text:p>
      <text:p text:style-name="P11">-Django v1.15.0 Baptiste Darthenay</text:p>
      <text:p text:style-name="P10"><text:span text:style-name="T2">-Docker</text:span><text:span text:style-name="Source_20_Text"><text:span text:style-name="T2">v1.29.0 </text:span></text:span><text:span text:style-name="T2">Microsoft microsoft.com</text:span></text:p>
      <text:p text:style-name="P10"><text:span text:style-name="T2">-ESLint</text:span><text:span text:style-name="Source_20_Text"><text:span text:style-name="T2">v2.4.4 </text:span></text:span><text:span text:style-name="T2">Microsoft microsoft.com</text:span></text:p>
      <text:p text:style-name="P10"><text:span text:style-name="T2">-Material Icon Theme</text:span><text:span text:style-name="Source_20_Text"><text:span text:style-name="T2">v4.33.0 </text:span></text:span><text:span text:style-name="T2">Philipp Kief pkief.com</text:span></text:p>
      <text:p text:style-name="P10"><text:span text:style-name="T2">-One Dark Pro</text:span><text:span text:style-name="Source_20_Text"><text:span text:style-name="T2">v3.16.2 </text:span></text:span><text:span text:style-name="T2">binaryify</text:span></text:p>
      <text:p text:style-name="P10"><text:span text:style-name="T2">-Palenight Theme</text:span><text:span text:style-name="Source_20_Text"><text:span text:style-name="T2">v2.0.3 </text:span></text:span><text:span text:style-name="T2">Olaolu Olawuyi</text:span></text:p>
      <text:p text:style-name="P10"><text:span text:style-name="T2">-Peacock</text:span><text:span text:style-name="Source_20_Text"><text:span text:style-name="T2">v4.2.2 </text:span></text:span><text:span text:style-name="T2">John Papa johnpapa.net</text:span></text:p>
      <text:p text:style-name="P10"><text:span text:style-name="T2">-Postman</text:span><text:span text:style-name="Source_20_Text"><text:span text:style-name="T2">v0.18.0 </text:span></text:span><text:span text:style-name="T2">Postman postman.com</text:span></text:p>
      <text:p text:style-name="P10"><text:span text:style-name="T2">-Prettier - Code formatter</text:span><text:span text:style-name="Source_20_Text"><text:span text:style-name="T2">v10.1.0 </text:span></text:span><text:span text:style-name="T2">Prettier prettier.io</text:span></text:p>
      <text:p text:style-name="P10"><text:span text:style-name="T2">-Pylance</text:span><text:span text:style-name="Source_20_Text"><text:span text:style-name="T2">v2024.2.2 </text:span></text:span><text:span text:style-name="T2">Microsoft microsoft.com</text:span></text:p>
      <text:p text:style-name="P10"><text:span text:style-name="T2">-Python</text:span><text:span text:style-name="Source_20_Text"><text:span text:style-name="T2">v2024.0.1 </text:span></text:span><text:span text:style-name="T2">Microsoft microsoft.com</text:span></text:p>
      <text:p text:style-name="P10"><text:span text:style-name="T2">-Python Debugger</text:span><text:span text:style-name="Source_20_Text"><text:span text:style-name="T2">v2024.0.0 </text:span></text:span><text:span text:style-name="T2">Microsoft microsoft.com</text:span></text:p>
      <text:p text:style-name="P10"><text:span text:style-name="T2">-Spanish Language Pack for Visual Studio Code</text:span><text:span text:style-name="Source_20_Text"><text:span text:style-name="T2">v1.85.2024021409 </text:span></text:span><text:span text:style-name="T2">Microsoft</text:span></text:p>
      <text:p text:style-name="P10"><text:span text:style-name="T2">-Winter is Coming Theme</text:span><text:span text:style-name="Source_20_Text"><text:span text:style-name="T2">v1.4.4 </text:span></text:span><text:span text:style-name="T2">John Papa johnpapa.net</text:span></text:p>
      <text:p text:style-name="P1">2-postman</text:p>
      <text:p text:style-name="P1">3-anaconda</text:p>
      <text:p text:style-name="P1">4-github</text:p>
      <text:p text:style-name="P1">5-angular</text:p>
      <text:p text:style-name="P1">6-angular material</text:p>
      <text:p text:style-name="P1">7-bootstrap</text:p>
      <text:p text:style-name="P1">8-acceso directo a chatgpt</text:p>
      <text:p text:style-name="P1"/>
      <text:p text:style-name="P8">Pasos para crear un backend en django</text:p>
      <text:p text:style-name="P1"/>
      <text:p text:style-name="P1">-instalo anaconda (verifico que tenga instalado django , django rest_framework )</text:p>
      <text:p text:style-name="P1"/>
      <text:p text:style-name="P1">-en caso de no estar instalado lo instalo con el comando:</text:p>
      <text:p text:style-name="P2"><text:tab/><text:span text:style-name="T5">pip install djangorestframework</text:span></text:p>
      <text:p text:style-name="P7"/>
      <text:p text:style-name="P7">-<text:span text:style-name="T3">creo una carpeta donde voy a crear el proyecto </text:span><text:span text:style-name="T1">con el siguiente comando:</text:span></text:p>
      <text:p text:style-name="P7"><text:tab/><text:span text:style-name="T6">mkdir carpetaname</text:span></text:p>
      <text:p text:style-name="P7"/>
      <text:p text:style-name="P7">-<text:span text:style-name="T3">me ubico en la carpeta antes de seguir</text:span></text:p>
      <text:p text:style-name="P1"/>
      <text:p text:style-name="P1">-creo un entorno virtual con el siguiente comando:</text:p>
      <text:p text:style-name="P1"><text:tab/><text:span text:style-name="T4">conda create -n entornoname</text:span></text:p>
      <text:p text:style-name="P1"/>
      <text:p text:style-name="P1">-activo el entorno virtual con el siguiente comando:</text:p>
      <text:p text:style-name="P1"><text:tab/><text:span text:style-name="T4">conda activate entornoname</text:span></text:p>
      <text:p text:style-name="P3"/>
      <text:p text:style-name="P3">-creo un proyecto de django <text:span text:style-name="T1">con el siguiente comando:</text:span></text:p>
      <text:p text:style-name="P3"><text:tab/><text:span text:style-name="T4">django-admin startproject proyectoname</text:span></text:p>
      <text:p text:style-name="P3"/>
      <text:p text:style-name="P3">-creo una app con el nombre del proyecto <text:span text:style-name="T1">con el siguiente comando:</text:span></text:p>
      <text:p text:style-name="P3"><text:soft-page-break/><text:tab/><text:span text:style-name="T4">python manage.py startapp appname</text:span></text:p>
      <text:p text:style-name="P3"><text:span text:style-name="T4"/></text:p>
      <text:p text:style-name="P3">-creo la base de datos <text:span text:style-name="T1">con el siguiente comando:</text:span></text:p>
      <text:p text:style-name="P3"><text:tab/><text:span text:style-name="T4">python manage.py makemigrations</text:span></text:p>
      <text:p text:style-name="P3"/>
      <text:p text:style-name="P3">-realizo la base de datos <text:span text:style-name="T1">con el siguiente comando:</text:span></text:p>
      <text:p text:style-name="P3"><text:tab/><text:span text:style-name="T4">python manage.py migrate</text:span></text:p>
      <text:p text:style-name="P3"/>
      <text:p text:style-name="P3">-creo un superusuario <text:span text:style-name="T1">con el siguiente comando:</text:span></text:p>
      <text:p text:style-name="P3"><text:tab/><text:span text:style-name="T4">python manage.py createsuperuser</text:span></text:p>
      <text:p text:style-name="P3"/>
      <text:p text:style-name="P3">-arranco el servidor <text:span text:style-name="T1">con el siguiente comando:</text:span></text:p>
      <text:p text:style-name="P3"><text:tab/><text:span text:style-name="T4">python manage.py runserver</text:span></text:p>
      <text:p text:style-name="P3"/>
      <text:p text:style-name="P3"/>
      <text:p text:style-name="P3"/>
      <text:p text:style-name="P3"/>
      <text:p text:style-name="P3"/>
      <text:p text:style-name="P3"/>
      <text:p text:style-name="P3">-creo los modelos según las tablas que tengo en mi diagrama</text:p>
      <text:p text:style-name="P3"><text:tab/></text:p>
      <text:p text:style-name="P3">class Cuenta (models.Model):</text:p>
      <text:p text:style-name="P5"><text:tab/>impuesto = models.ForeignKey(Impuesto,on_delete=models.CASCADE, <text:tab/>related_name='impuesto')</text:p>
      <text:p text:style-name="P5"><text:tab/>fechaVencimiento = models.DateField()</text:p>
      <text:p text:style-name="P5"><text:tab/>fechaPago = models.DateField()</text:p>
      <text:p text:style-name="P5"><text:tab/>importePagar = models.FloatField()</text:p>
      <text:p text:style-name="P5"><text:tab/>importePagado = models.FloatField()</text:p>
      <text:p text:style-name="P5"><text:tab/>cantidadCuotas = models.IntegerField()</text:p>
      <text:p text:style-name="P5"/>
      <text:p text:style-name="P5"><text:tab/>def __str__(self) :</text:p>
      <text:p text:style-name="P5"><text:tab/><text:tab/>return str(self.impuesto)</text:p>
      <text:p text:style-name="P5"/>
      <text:p text:style-name="P4"/>
      <text:p text:style-name="P3">-registro los modelos en el archivo admin.py</text:p>
      <text:p text:style-name="P3"/>
      <text:p text:style-name="P3">from django.contrib import admin</text:p>
      <text:p text:style-name="P3">from cuenta.models import Cuenta</text:p>
      <text:p text:style-name="P3"/>
      <text:p text:style-name="P3"># Register your models here.</text:p>
      <text:p text:style-name="P3"/>
      <text:p text:style-name="P3">admin.site.register(Cuenta)</text:p>
      <text:p text:style-name="P3"/>
      <text:p text:style-name="P3"/>
      <text:p text:style-name="P3">-registro la app en el archivo setting.py</text:p>
      <text:p text:style-name="P3"/>
      <text:p text:style-name="P3">INSTALLED_APPS = [</text:p>
      <text:p text:style-name="P3"><text:s text:c="4"/>'django.contrib.admin',</text:p>
      <text:p text:style-name="P3"><text:s text:c="4"/>'django.contrib.auth',</text:p>
      <text:p text:style-name="P3"><text:s text:c="4"/>'django.contrib.contenttypes',</text:p>
      <text:p text:style-name="P3"><text:s text:c="4"/>'django.contrib.sessions',</text:p>
      <text:p text:style-name="P3"><text:s text:c="4"/>'django.contrib.messages',</text:p>
      <text:p text:style-name="P3"><text:soft-page-break/><text:s text:c="4"/>'django.contrib.staticfiles',</text:p>
      <text:p text:style-name="P3"><text:s text:c="4"/>'cuenta',</text:p>
      <text:p text:style-name="P3"><text:s text:c="4"/>'impuesto',</text:p>
      <text:p text:style-name="P3"><text:s text:c="4"/>'rest_framework',</text:p>
      <text:p text:style-name="P3">]</text:p>
      <text:p text:style-name="P3"/>
      <text:p text:style-name="P3">-creo una carpeta llamada api y adentro creo un archivo llamado serializers.py</text:p>
      <text:p text:style-name="P3"/>
      <text:p text:style-name="P3"><text:s/>from rest_framework import serializers</text:p>
      <text:p text:style-name="P3">from cuenta.models import Cuenta</text:p>
      <text:p text:style-name="P3"/>
      <text:p text:style-name="P3">class CuentaSerializer(serializers.ModelSerializer):</text:p>
      <text:p text:style-name="P3"><text:s text:c="4"/>class Meta:</text:p>
      <text:p text:style-name="P3"><text:s text:c="8"/>model <text:s text:c="2"/>= Cuenta</text:p>
      <text:p text:style-name="P3"><text:s text:c="8"/>fields <text:s/>= "__all__"</text:p>
      <text:p text:style-name="P3"/>
      <text:p text:style-name="P3"/>
      <text:p text:style-name="P3"/>
      <text:p text:style-name="P3"/>
      <text:p text:style-name="P3">-adentro de la carpeta api tambien creo un archivo llamado views</text:p>
      <text:p text:style-name="P3"/>
      <text:p text:style-name="P3">from rest_framework import generics</text:p>
      <text:p text:style-name="P3">from cuenta.api.serializers import CuentaSerializer</text:p>
      <text:p text:style-name="P3">from cuenta.models import Cuenta</text:p>
      <text:p text:style-name="P3"/>
      <text:p text:style-name="P3">class CuentaList(generics.ListCreateAPIView):</text:p>
      <text:p text:style-name="P3"><text:s text:c="4"/>queryset <text:s text:c="11"/>= Cuenta.objects.all()</text:p>
      <text:p text:style-name="P3"><text:s text:c="4"/>serializer_class <text:s text:c="3"/>= CuentaSerializer</text:p>
      <text:p text:style-name="P3"/>
      <text:p text:style-name="P3">class CuentaDetail(generics.RetrieveUpdateDestroyAPIView):</text:p>
      <text:p text:style-name="P3"><text:s text:c="4"/>queryset <text:s text:c="11"/>= Cuenta.objects.all()</text:p>
      <text:p text:style-name="P3"><text:s text:c="4"/>serializer_class <text:s text:c="3"/>= CuentaSerializer</text:p>
      <text:p text:style-name="P3"/>
      <text:p text:style-name="P3"/>
      <text:p text:style-name="P3">-adentro de la carpeta api tambien creo un archivo llamado urls</text:p>
      <text:p text:style-name="P3"/>
      <text:p text:style-name="P3">from django.urls import path</text:p>
      <text:p text:style-name="P3">from cuenta.api.views import CuentaList,CuentaDetail</text:p>
      <text:p text:style-name="P3"/>
      <text:p text:style-name="P3">urlpatterns = [</text:p>
      <text:p text:style-name="P3"><text:s text:c="4"/>path('list/',CuentaList.as_view(), name='cuentalist'),</text:p>
      <text:p text:style-name="P3"><text:s text:c="4"/>path('&lt;int:pk&gt;', CuentaDetail.as_view())</text:p>
      <text:p text:style-name="P3">]</text:p>
      <text:p text:style-name="P3"/>
      <text:p text:style-name="P3">-modifico el url.py general</text:p>
      <text:p text:style-name="P3"/>
      <text:p text:style-name="P3">from django.contrib import admin</text:p>
      <text:p text:style-name="P3">from django.urls import path,include</text:p>
      <text:p text:style-name="P3"/>
      <text:p text:style-name="P3">urlpatterns = [</text:p>
      <text:p text:style-name="P3"><text:s text:c="4"/>path('admin/', admin.site.urls),</text:p>
      <text:p text:style-name="P3"><text:s text:c="4"/>path('cuenta/',include('cuenta.api.urls')),</text:p>
      <text:p text:style-name="P3"><text:soft-page-break/>]</text:p>
      <text:p text:style-name="P3"/>
      <text:p text:style-name="P3">-realizo makemigrations y migrate y queda listo el backend</text:p>
      <text:p text:style-name="P3"/>
      <text:p text:style-name="P3"/>
      <text:p text:style-name="P3"/>
      <text:p text:style-name="P21">GIT</text:p>
      <text:p text:style-name="P22"/>
      <text:p text:style-name="P23">token </text:p>
      <text:p text:style-name="P22">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</text:p>
      <text:p text:style-name="P22"/>
      <text:p text:style-name="P30">configurar un repositorio para que se conecte con el <text:s/>remoto</text:p>
      <text:p text:style-name="P30">git init</text:p>
      <text:p text:style-name="P30">git config user.name</text:p>
      <text:p text:style-name="P30">git config user.email</text:p>
      <text:p text:style-name="P30">git config user.password</text:p>
      <text:p text:style-name="P31">git init </text:p>
      <text:p text:style-name="P31">git add . </text:p>
      <text:p text:style-name="P31">git commit -m "mi tarea" </text:p>
      <text:p text:style-name="P31">git remote add origin https://github.com/tucajas/hogar.git </text:p>
      <text:p text:style-name="P31">git push origin master </text:p>
      <text:p text:style-name="P31"/>
      <text:p text:style-name="P29"/>
      <text:p text:style-name="P22"/>
      <text:p text:style-name="P17">-inicio sesion en github <text:s/>y creo un nuevo repositorio</text:p>
      <text:p text:style-name="P17"/>
      <text:p text:style-name="P6">git init </text:p>
      <text:p text:style-name="P6">git add . </text:p>
      <text:p text:style-name="P6">git commit -m "mi tarea" </text:p>
      <text:p text:style-name="P6">git remote add origin https://github.com/tucajas/hogar.git </text:p>
      <text:p text:style-name="P6">git push origin master </text:p>
      <text:p text:style-name="P6"/>
      <text:p text:style-name="P25">para cambiar de rama </text:p>
      <text:p text:style-name="P13">git checkout &lt;<text:span text:style-name="T11">nombredelarama&gt;</text:span></text:p>
      <text:p text:style-name="P15"/>
      <text:p text:style-name="P15">para <text:span text:style-name="T11">agregar el cambio</text:span> cambio </text:p>
      <text:p text:style-name="P12"><text:s/></text:p>
      <text:p text:style-name="P12">git add . <text:s/><text:span text:style-name="T11">(puedo hacer git add &lt;nombredelarchivo&gt; pero . Agrega todo)</text:span> </text:p>
      <text:p text:style-name="P12"/>
      <text:p text:style-name="P18">para deshacer un add </text:p>
      <text:p text:style-name="P25">git reset HEAD &lt;nombredelarchivo&gt;</text:p>
      <text:p text:style-name="P25"/>
      <text:p text:style-name="P25">para borrar un archivo del repositorio</text:p>
      <text:p text:style-name="P25">git rm &lt;nombredelarchivo&gt;</text:p>
      <text:p text:style-name="P12"/>
      <text:p text:style-name="P19">para hacer un commit</text:p>
      <text:p text:style-name="P25"/>
      <text:p text:style-name="P12"><text:soft-page-break/>git commit –<text:span text:style-name="T8">m </text:span>“nombredelcomit”</text:p>
      <text:p text:style-name="P12"/>
      <text:p text:style-name="P19">para hacer un push</text:p>
      <text:p text:style-name="P12">git push origin &lt;nombredelarama&gt; <text:span text:style-name="T8">(generalmente es master, osea seria git push origin master)</text:span></text:p>
      <text:p text:style-name="P12"/>
      <text:p text:style-name="P25"/>
      <text:p text:style-name="P16">para ver cuantos servidores remotos tengo</text:p>
      <text:p text:style-name="P14">git remote </text:p>
      <text:p text:style-name="P14"/>
      <text:p text:style-name="P16">para ver la direccion web que le fue asignada </text:p>
      <text:p text:style-name="P16"/>
      <text:p text:style-name="P14">git remote -v</text:p>
      <text:p text:style-name="P14"/>
      <text:p text:style-name="P24"><text:span text:style-name="T10">para hacer un pull y traer los cambios hechos por otra persona o si se hizo edicion en la web del repositorio editando</text:span><text:span text:style-name="T9">.</text:span></text:p>
      <text:p text:style-name="P27">git pull origin &lt;nombrerama&gt;</text:p>
      <text:p text:style-name="P14"/>
      <text:p text:style-name="P18">para crear rama</text:p>
      <text:p text:style-name="P26">git checkout &lt;nombredelarama&gt;</text:p>
      <text:p text:style-name="P19"/>
      <text:p text:style-name="P20">para crear una rama y que automaticamente me cambie ahi</text:p>
      <text:p text:style-name="P26">git checkout -b &lt;nombredelarama&gt;</text:p>
      <text:p text:style-name="P26"/>
      <text:p text:style-name="P28">para ver los logs de todas las ramas</text:p>
      <text:p text:style-name="P28">git log --graph --decorate --online <text:s/>--a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7:48:56.866648127</meta:creation-date>
    <dc:date>2024-02-20T08:45:20.815942423</dc:date>
    <meta:editing-duration>PT9H33M3S</meta:editing-duration>
    <meta:editing-cycles>13</meta:editing-cycles>
    <meta:generator>LibreOffice/7.6.4.1$Linux_X86_64 LibreOffice_project/60$Build-1</meta:generator>
    <meta:print-date>2024-02-15T09:42:36.113834637</meta:print-date>
    <meta:document-statistic meta:table-count="0" meta:image-count="0" meta:object-count="0" meta:page-count="5" meta:paragraph-count="154" meta:word-count="680" meta:character-count="5429" meta:non-whitespace-character-count="4741"/>
  </office:meta>
</office:document-meta>
</file>